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62.03mm"/>
    </style:style>
    <style:style style:name="co6" style:family="table-column">
      <style:table-column-properties fo:break-before="auto" style:column-width="91.49mm"/>
    </style:style>
    <style:style style:name="co7" style:family="table-column">
      <style:table-column-properties fo:break-before="auto" style:column-width="65.35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98.85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120.37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67.26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22.33mm"/>
    </style:style>
    <style:style style:name="co17" style:family="table-column">
      <style:table-column-properties fo:break-before="auto" style:column-width="122.54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80.06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63.99mm"/>
    </style:style>
    <style:style style:name="co22" style:family="table-column">
      <style:table-column-properties fo:break-before="auto" style:column-width="32.12mm"/>
    </style:style>
    <style:style style:name="co23" style:family="table-column">
      <style:table-column-properties fo:break-before="auto" style:column-width="109.2mm"/>
    </style:style>
    <style:style style:name="co24" style:family="table-column">
      <style:table-column-properties fo:break-before="auto" style:column-width="31.86mm"/>
    </style:style>
    <style:style style:name="co25" style:family="table-column">
      <style:table-column-properties fo:break-before="auto" style:column-width="14.43mm"/>
    </style:style>
    <style:style style:name="co26" style:family="table-column">
      <style:table-column-properties fo:break-before="auto" style:column-width="110.01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17.15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72.43mm"/>
    </style:style>
    <style:style style:name="co31" style:family="table-column">
      <style:table-column-properties fo:break-before="auto" style:column-width="7.34mm"/>
    </style:style>
    <style:style style:name="co32" style:family="table-column">
      <style:table-column-properties fo:break-before="auto" style:column-width="9.24mm"/>
    </style:style>
    <style:style style:name="co33" style:family="table-column">
      <style:table-column-properties fo:break-before="auto" style:column-width="43.0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16.93mm" fo:break-before="auto" style:use-optimal-row-height="true"/>
    </style:style>
    <style:style style:name="ro4" style:family="table-row">
      <style:table-row-properties style:row-height="12.96mm" fo:break-before="auto" style:use-optimal-row-height="true"/>
    </style:style>
    <style:style style:name="ro5" style:family="table-row">
      <style:table-row-properties style:row-height="23.02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ta1" style:family="table" style:master-page-name="PageStyle_5f_Artic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Article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visibility="collapse" table:number-columns-repeated="2" table:default-cell-style-name="Default"/>
        <table:table-column table:style-name="co26" table:visibility="collapse" table:number-columns-repeated="3" table:default-cell-style-name="Default"/>
        <table:table-column table:style-name="co27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visibility="collapse" table:default-cell-style-name="Default"/>
        <table:table-column table:style-name="co19" table:visibility="collapse" table:default-cell-style-name="Default"/>
        <table:table-column table:style-name="co29" table:visibility="collapse" table:default-cell-style-name="Default"/>
        <table:table-row table:style-name="ro1">
          <table:table-cell/>
          <table:table-cell table:style-name="ce1"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Title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1. Qual é o tipo de trabalho?</text:p>
          </table:table-cell>
          <table:table-cell table:style-name="ce3" office:value-type="string" calcext:value-type="string">
            <text:p>2. Quais são os corpus utilizados?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<text:s/>5. Qual é domínio de aplicação?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6. Quais línguas o trabalho abordou?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9. Qual terminologia utilizada?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10. Qual é o tipo de corpus testado?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<text:s/>3. O trabalho envolveu técnicas de Deep Learning? Quais? </text:p>
          </table:table-cell>
          <table:table-cell table:style-name="ce3" office:value-type="string" calcext:value-type="string">
            <text:p>Q6</text:p>
          </table:table-cell>
          <table:table-cell table:style-name="ce3" office:value-type="string" calcext:value-type="string">
            <text:p><text:s/>4. O trabalho utilizou modelos de 'word embedding'? Quais? </text:p>
          </table:table-cell>
          <table:table-cell table:style-name="ce3" office:value-type="string" calcext:value-type="string">
            <text:p>Q6</text:p>
          </table:table-cell>
          <table:table-cell table:style-name="ce3"/>
          <table:table-cell table:style-name="ce3" office:value-type="string" calcext:value-type="string">
            <text:p>Q7</text:p>
          </table:table-cell>
          <table:table-cell table:style-name="ce3" table:number-columns-repeated="2"/>
          <table:table-cell table:style-name="ce3" office:value-type="string" calcext:value-type="string">
            <text:p>7. O trabalho utilizou técnicas diferentes do Deep Learning? Quais?</text:p>
          </table:table-cell>
          <table:table-cell table:style-name="ce3"/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Q8</text:p>
          </table:table-cell>
          <table:table-cell table:style-name="ce2" office:value-type="string" calcext:value-type="string">
            <text:p>8. Qual foi o tipo de aprendizado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table:style-name="ce9" office:value-type="string" calcext:value-type="string">
            <text:p>82 Treebanks, 34 Models: Universal Dependency Parsing withMulti-Treebank Models</text:p>
          </table:table-cell>
          <table:table-cell table:style-name="ce9"/>
          <table:table-cell table:style-name="ce9" office:value-type="string" calcext:value-type="string">
            <text:p>Universal Dependencies v2.2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];FIND(&quot;=&quot;;[.L2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NN-CRF</text:p>
            <text:p> Attention-based LSTM Model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Facebook word embeddings</text:p>
            <text:p>Character Embeddings Trained on Wikipedia Text</text:p>
          </table:table-cell>
          <table:table-cell table:style-name="ce9" office:value-type="string" calcext:value-type="string">
            <text:p>LSTM, CRF, RNN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table:number-columns-repeated="2"/>
          <table:table-cell table:style-name="ce9" office:value-type="string" calcext:value-type="string">
            <text:p>Joint Word</text:p>
            <text:p>Trie-based segmenter</text:p>
          </table:table-cell>
          <table:table-cell table:style-name="ce9" office:value-type="string" calcext:value-type="string">
            <text:p>O=Other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table:formula="of:=[.C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dataset for evaluating identifier splitters</text:p>
          </table:table-cell>
          <table:table-cell table:style-name="ce9" office:value-type="string" calcext:value-type="string">
            <text:p>A dataset for evaluating identifier splitter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office:value-type="string" calcext:value-type="string">
            <text:p>A dataset for evaluating identifier splitters</text:p>
          </table:table-cell>
          <table:table-cell office:value-type="float" office:value="2013" calcext:value-type="float">
            <text:p>2013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3];FIND(&quot;=&quot;;[.L3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number-columns-repeated="4" table:style-name="ce9" office:value-type="string" calcext:value-type="string">
            <text:p>N</text:p>
          </table:table-cell>
          <table:table-cell table:style-name="ce9"/>
          <table:table-cell table:style-name="ce9" table:formula="of:=[.W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table:formula="of:=[.C3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atistical learning algorithm for word segmentation</text:p>
          </table:table-cell>
          <table:table-cell table:style-name="ce9" office:value-type="string" calcext:value-type="string">
            <text:p>A statistical learning algorithm for word segmentation</text:p>
          </table:table-cell>
          <table:table-cell table:style-name="ce9"/>
          <table:table-cell table:style-name="ce9" office:value-type="string" calcext:value-type="string">
            <text:p>NA/NI</text:p>
          </table:table-cell>
          <table:table-cell office:value-type="string" calcext:value-type="string">
            <text:p>A statistical learning algorithm for word segmentation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4];FIND(&quot;=&quot;;[.L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tatistical Learning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W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 office:value-type="string" calcext:value-type="string">
            <text:p>ST=Statistic Techniqu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table:formula="of:=[.C4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 Empirical Study of Identifier Splitting Techniques</text:p>
          </table:table-cell>
          <table:table-cell table:style-name="ce9" office:value-type="string" calcext:value-type="string">
            <text:p>An Empirical Study of Identifier Splitting Technique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office:value-type="string" calcext:value-type="string">
            <text:p>An Empirical Study of Identifier Splitting Techniques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5];FIND(&quot;=&quot;;[.L5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table:formula="of:=[.C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table:style-name="ce9" office:value-type="string" calcext:value-type="string">
            <text:p>An Experimental Investigation on the Effects of Context on Source Code Identifiers Splitting and Expansion</text:p>
          </table:table-cell>
          <table:table-cell table:style-name="ce9"/>
          <table:table-cell table:style-name="ce9" office:value-type="string" calcext:value-type="string">
            <text:p>C open-source programs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6];FIND(&quot;=&quot;;[.L6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]" office:value-type="string" office:string-value="N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table:formula="of:=[.C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 improved unsupervised approach to word segmentation</text:p>
          </table:table-cell>
          <table:table-cell table:style-name="ce9" office:value-type="string" calcext:value-type="string">
            <text:p>An improved unsupervised approach to word segmentation</text:p>
          </table:table-cell>
          <table:table-cell table:style-name="ce9"/>
          <table:table-cell table:style-name="ce9" office:value-type="string" calcext:value-type="string">
            <text:p>Backoff-2 dataset, Backoff-3 dataset, CGW</text:p>
          </table:table-cell>
          <table:table-cell office:value-type="string" calcext:value-type="string">
            <text:p>An improved unsupervised approach to word segmentation</text:p>
          </table:table-cell>
          <table:table-cell office:value-type="float" office:value="2015" calcext:value-type="float">
            <text:p>2015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7];FIND(&quot;=&quot;;[.L7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 e aprendizado não 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table:formula="of:=[.C7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notated Suffix Tree Method for German Compound Splitting</text:p>
          </table:table-cell>
          <table:table-cell table:style-name="ce9" office:value-type="string" calcext:value-type="string">
            <text:p>Annotated Suffix Tree Method for German Compound Splitting</text:p>
          </table:table-cell>
          <table:table-cell table:style-name="ce9"/>
          <table:table-cell table:style-name="ce9" office:value-type="string" calcext:value-type="string">
            <text:p>Wiktionary, Category: German compound words</text:p>
          </table:table-cell>
          <table:table-cell office:value-type="string" calcext:value-type="string">
            <text:p>Annotated Suffix Tree Method for German Compound Splitting</text:p>
          </table:table-cell>
          <table:table-cell/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8];FIND(&quot;=&quot;;[.L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nnotated Suffix Tree</text:p>
          </table:table-cell>
          <table:table-cell table:style-name="ce9" office:value-type="string" calcext:value-type="string">
            <text:p>O=Other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table:formula="of:=[.C8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table:style-name="ce9" office:value-type="string" calcext:value-type="string">
            <text:p>Automatic Derivation of Concepts Based on the Analysis of Source Code Identifier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office:value-type="float" office:value="2010" calcext:value-type="float">
            <text:p>2010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9];FIND(&quot;=&quot;;[.L9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table:formula="of:=[.C9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table:style-name="ce9" office:value-type="string" calcext:value-type="string">
            <text:p>Automatic word spacing using probabilistic models based on character n-grams</text:p>
          </table:table-cell>
          <table:table-cell table:style-name="ce9"/>
          <table:table-cell table:style-name="ce9" office:value-type="string" calcext:value-type="string">
            <text:p>21st Century Sejong Project’s, ETRI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office:value-type="float" office:value="2007" calcext:value-type="float">
            <text:p>2007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0];FIND(&quot;=&quot;;[.L10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CS = Compound Splitting, WSP = Wor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 baseadas em n-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aking Bad: Detecting malicious domains using word segmentation</text:p>
          </table:table-cell>
          <table:table-cell table:style-name="ce9" office:value-type="string" calcext:value-type="string">
            <text:p>Breaking Bad: Detecting malicious domains using word segmentation</text:p>
          </table:table-cell>
          <table:table-cell table:style-name="ce9"/>
          <table:table-cell table:style-name="ce9" office:value-type="string" calcext:value-type="string">
            <text:p>Google Ngrams corpus</text:p>
          </table:table-cell>
          <table:table-cell office:value-type="string" calcext:value-type="string">
            <text:p>Breaking Bad: Detecting malicious domains using word segmentation</text:p>
          </table:table-cell>
          <table:table-cell office:value-type="float" office:value="2015" calcext:value-type="float">
            <text:p>2015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1];FIND(&quot;=&quot;;[.L11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 Better Identifier Splitting Techniques Help Feature Location?</text:p>
          </table:table-cell>
          <table:table-cell table:style-name="ce9" office:value-type="string" calcext:value-type="string">
            <text:p>Can Better Identifier Splitting Techniques Help Feature Location?</text:p>
          </table:table-cell>
          <table:table-cell table:style-name="ce9"/>
          <table:table-cell table:style-name="ce9" office:value-type="string" calcext:value-type="string">
            <text:p>Rhino Features</text:p>
            <text:p>Rhino Bugs</text:p>
            <text:p>jEdit Features</text:p>
            <text:p>jEdit Bugs</text:p>
          </table:table-cell>
          <table:table-cell office:value-type="string" calcext:value-type="string">
            <text:p>Can Better Identifier Splitting Techniques Help Feature Location?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12];FIND(&quot;=&quot;;[.L12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2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Information Retrieval </text:p>
            <text:p>Dynamic analysi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table:style-name="ce9" office:value-type="string" calcext:value-type="string">
            <text:p>Comparing neural- and N-gram-based language models for word segmentation</text:p>
          </table:table-cell>
          <table:table-cell table:style-name="ce9"/>
          <table:table-cell table:style-name="ce9" office:value-type="string" calcext:value-type="string">
            <text:p>WMT17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3];FIND(&quot;=&quot;;[.L13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W1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des Neurais Recorrentes, Técnicas estatísticas baseadas em n-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table:style-name="ce9" office:value-type="string" calcext:value-type="string">
            <text:p>Comparing the Effect of Syntactic vs. Statistical Phrase Indexing Strategies for Dutch</text:p>
          </table:table-cell>
          <table:table-cell table:style-name="ce9"/>
          <table:table-cell table:style-name="ce9" office:value-type="string" calcext:value-type="string">
            <text:p>Het Eindhovens Dagblad</text:p>
            <text:p>Het Brabants Dagblad</text:p>
            <text:p>Het Nieuwsblad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office:value-type="float" office:value="1998" calcext:value-type="float">
            <text:p>1998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4];FIND(&quot;=&quot;;[.L14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D/A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ound decomposition in Dutch large vocabulary speech recognition</text:p>
          </table:table-cell>
          <table:table-cell table:style-name="ce9" office:value-type="string" calcext:value-type="string">
            <text:p>Compound decomposition in Dutch large vocabulary speech recognition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office:value-type="string" calcext:value-type="string">
            <text:p>Compound decomposition in Dutch large vocabulary speech recognition</text:p>
          </table:table-cell>
          <table:table-cell office:value-type="float" office:value="2003" calcext:value-type="float">
            <text:p>2003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5];FIND(&quot;=&quot;;[.L15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ata-drive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table:style-name="ce9" office:value-type="string" calcext:value-type="string">
            <text:p>Cross-lingual Word Segmentation and Morpheme Segmentation as SequenceLabelling</text:p>
          </table:table-cell>
          <table:table-cell table:style-name="ce9"/>
          <table:table-cell table:style-name="ce9" office:value-type="string" calcext:value-type="string">
            <text:p>- 10 data sets provided in the MLP 2017 shared tasks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office:value-type="float" office:value="2017" calcext:value-type="float">
            <text:p>2017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6];FIND(&quot;=&quot;;[.L16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/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 = Sim</text:p>
            <text:p>BiRRN = Bidirectional Recurrent Neural Network</text:p>
            <text:p>GRU = Gated recurrent units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, GRU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  <text:p>MF = Morpheme Segmentation</text:p>
            <text:p>3GM = 3-Gram Model</text:p>
            <text:p>VA = Viterbi Algorithm</text:p>
          </table:table-cell>
          <table:table-cell table:style-name="ce9" office:value-type="string" calcext:value-type="string">
            <text:p>MS=Morpheme Segmentatio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VA, NG, MS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Wikipedia English corpus Titles = 1.1M unique words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office:value-type="float" office:value="2009" calcext:value-type="float">
            <text:p>2009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L17];FIND(&quot;=&quot;;[.L17])-2)" office:value-type="string" office:string-value="O" calcext:value-type="string">
            <text:p>O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Objective Function based in Frequency</text:p>
            <text:p>N-gram = 1-gram to 3-gram</text:p>
            <text:p>List of Stop-words = filter tokens</text:p>
          </table:table-cell>
          <table:table-cell table:style-name="ce9" office:value-type="string" calcext:value-type="string">
            <text:p>SW=Stop Words Lis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NG, SW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ecting "protein words" through unsupervised word segmentation</text:p>
          </table:table-cell>
          <table:table-cell table:style-name="ce9" office:value-type="string" calcext:value-type="string">
            <text:p>Detecting "protein words" through unsupervised word segmentation</text:p>
          </table:table-cell>
          <table:table-cell table:style-name="ce9"/>
          <table:table-cell table:style-name="ce9" office:value-type="string" calcext:value-type="string">
            <text:p>Protein Data Bank (PDB)</text:p>
          </table:table-cell>
          <table:table-cell office:value-type="string" calcext:value-type="string">
            <text:p>Detecting "protein words" through unsupervised word segmentation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18];FIND(&quot;=&quot;;[.L18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prendizado não-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ermanet</text:p>
          </table:table-cell>
          <table:table-cell office:value-type="string" calcext:value-type="string">
            <text:p>Determining immediate constituents of compounds in GermaNet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L19];FIND(&quot;=&quot;;[.L19])-2)" office:value-type="string" office:string-value="O" calcext:value-type="string">
            <text:p>O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1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1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Analysis</text:p>
          </table:table-cell>
          <table:table-cell table:style-name="ce9" office:value-type="string" calcext:value-type="string">
            <text:p>MA=Morpholog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tch hypernym detection: does decompounding help?</text:p>
          </table:table-cell>
          <table:table-cell table:style-name="ce9" office:value-type="string" calcext:value-type="string">
            <text:p>Dutch hypernym detection: does decompounding help?</text:p>
          </table:table-cell>
          <table:table-cell table:style-name="ce9"/>
          <table:table-cell table:style-name="ce9" office:value-type="string" calcext:value-type="string">
            <text:p>Own Annoted Corpus with BRAT</text:p>
          </table:table-cell>
          <table:table-cell office:value-type="string" calcext:value-type="string">
            <text:p>Dutch hypernym detection: does decompounding help?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20];FIND(&quot;=&quot;;[.L20])-2)" office:value-type="string" office:string-value="T" calcext:value-type="string">
            <text:p>T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hypernym detection system</text:p>
            <text:p>pos tagging</text:p>
          </table:table-cell>
          <table:table-cell table:style-name="ce9" office:value-type="string" calcext:value-type="string">
            <text:p>PT=Pos Taggin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, P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table:formula="of:=[.C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kphrasis</text:p>
          </table:table-cell>
          <table:table-cell table:style-name="ce9" office:value-type="string" calcext:value-type="string">
            <text:p>Ekphrasis</text:p>
          </table:table-cell>
          <table:table-cell table:style-name="ce9"/>
          <table:table-cell table:style-name="ce9" office:value-type="string" calcext:value-type="string">
            <text:p>english Wikipedia, twitter - 330mil english tweets</text:p>
          </table:table-cell>
          <table:table-cell office:value-type="string" calcext:value-type="string">
            <text:p>Ekphrasis</text:p>
          </table:table-cell>
          <table:table-cell/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1];FIND(&quot;=&quot;;[.L21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P = Word Splitting, 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H = Hashta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Y, Redes Neurais Recorrentes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W2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table:formula="of:=[.C21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European Parliament Proceedings, consisting of 20 million words of German</text:p>
          </table:table-cell>
          <table:table-cell office:value-type="string" calcext:value-type="string">
            <text:p>Empirical Methods for Compound Splitting</text:p>
          </table:table-cell>
          <table:table-cell office:value-type="float" office:value="2003" calcext:value-type="float">
            <text:p>2003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22];FIND(&quot;=&quot;;[.L22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2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BM = Frequency Based Metric</text:p>
            <text:p>TL = Translation Lexicon = establishes word alignment in the two languages</text:p>
          </table:table-cell>
          <table:table-cell table:style-name="ce9" office:value-type="string" calcext:value-type="string">
            <text:p>LA=Lex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, L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table:formula="of:=[.C22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RTE-3 Dataset from PASCAL Recognising Textual Entailment Challenge</text:p>
          </table:table-cell>
          <table:table-cell office:value-type="string" calcext:value-type="string">
            <text:p>Evaluating compound splitters extrinsically with textual entailment</text:p>
          </table:table-cell>
          <table:table-cell office:value-type="float" office:value="2017" calcext:value-type="float">
            <text:p>2017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3];FIND(&quot;=&quot;;[.L23])-2)" office:value-type="string" office:string-value="G" calcext:value-type="string">
            <text:p>G</text:p>
          </table:table-cell>
          <table:table-cell table:style-name="ce9" office:value-type="string" calcext:value-type="string">
            <text:p>A = Alemão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cognizing Textual Entailment</text:p>
            <text:p>Lexical Overlap Hypothesis</text:p>
          </table:table-cell>
          <table:table-cell table:style-name="ce9" office:value-type="string" calcext:value-type="string">
            <text:p>TE=Text Entailmen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, LA</text:p>
          </table:table-cell>
          <table:table-cell table:style-name="ce9"/>
          <table:table-cell table:number-columns-repeated="2"/>
        </table:table-row>
        <table:table-row table:style-name="ro5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table:formula="of:=[.C23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st Word Segmentation of Noisy Text</text:p>
          </table:table-cell>
          <table:table-cell table:style-name="ce9" office:value-type="string" calcext:value-type="string">
            <text:p>Fast {Word} {Segmentation} of {Noisy} {Text}</text:p>
          </table:table-cell>
          <table:table-cell table:style-name="ce9"/>
          <table:table-cell table:style-name="ce9" office:value-type="string" calcext:value-type="string">
            <text:p>Google Books Ngram corpus</text:p>
          </table:table-cell>
          <table:table-cell office:value-type="string" calcext:value-type="string">
            <text:p>Fast Word Segmentation of Noisy Text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4];FIND(&quot;=&quot;;[.L2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rogramação dinâmica e matriz triangular</text:p>
          </table:table-cell>
          <table:table-cell table:style-name="ce9" office:value-type="string" calcext:value-type="string">
            <text:p>DP=Dynamic Programin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P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table:formula="of:=[.C24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om Source Code Identifiers to Natural Language Terms</text:p>
          </table:table-cell>
          <table:table-cell table:style-name="ce9" office:value-type="string" calcext:value-type="string">
            <text:p>From Source Code Identifiers to Natural Language Terms</text:p>
          </table:table-cell>
          <table:table-cell table:style-name="ce9"/>
          <table:table-cell table:style-name="ce9" office:value-type="string" calcext:value-type="string">
            <text:p>Own Corpus</text:p>
          </table:table-cell>
          <table:table-cell office:value-type="string" calcext:value-type="string">
            <text:p>From Source Code Identifiers to Natural Language Terms</text:p>
          </table:table-cell>
          <table:table-cell office:value-type="float" office:value="2015" calcext:value-type="float">
            <text:p>2015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25];FIND(&quot;=&quot;;[.L25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A/NI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table:formula="of:=[.C25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ully Unsupervised Word Segmentation with BVE and MDL</text:p>
          </table:table-cell>
          <table:table-cell table:style-name="ce9" office:value-type="string" calcext:value-type="string">
            <text:p>Fully Unsupervised Word Segmentation with BVE and MDL</text:p>
          </table:table-cell>
          <table:table-cell table:style-name="ce9"/>
          <table:table-cell table:style-name="ce9" office:value-type="string" calcext:value-type="string">
            <text:p>BR87 corpus</text:p>
          </table:table-cell>
          <table:table-cell office:value-type="string" calcext:value-type="string">
            <text:p>Fully Unsupervised Word Segmentation with BVE and MDL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6];FIND(&quot;=&quot;;[.L26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number-columns-repeated="3"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DL = Minimum Description Length</text:p>
            <text:p>BVE = Bootstrapped Voting Expert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table:formula="of:=[.C26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iga Web Corpus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27];FIND(&quot;=&quot;;[.L27])-2)" office:value-type="string" office:string-value="G" calcext:value-type="string">
            <text:p>G</text:p>
          </table:table-cell>
          <table:table-cell table:style-name="ce9" office:value-type="string" calcext:value-type="string">
            <text:p>A = Alemão</text:p>
          </table:table-cell>
          <table:table-cell table:number-columns-repeated="2"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</text:p>
            <text:p>MoA = Morpheme Analysis</text:p>
            <text:p>L = Lexicon</text:p>
          </table:table-cell>
          <table:table-cell table:style-name="ce9" office:value-type="string" calcext:value-type="string">
            <text:p>MA=Morphological Analysi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L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table:formula="of:=[.C27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table:style-name="ce9" office:value-type="string" calcext:value-type="string">
            <text:p>German Compounds and Statistical Machine Translation. Can they get along?</text:p>
          </table:table-cell>
          <table:table-cell table:style-name="ce9"/>
          <table:table-cell table:style-name="ce9" office:value-type="string" calcext:value-type="string">
            <text:p>TRIS corpus</text:p>
            <text:p>German-Spanish parallel corpus</text:p>
            <text:p>Europarl corpus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28];FIND(&quot;=&quot;;[.L2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E = Espanho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2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</text:p>
          </table:table-cell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table:formula="of:=[.C28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rman Decompounding in a Difficult Corpus</text:p>
          </table:table-cell>
          <table:table-cell table:style-name="ce9" office:value-type="string" calcext:value-type="string">
            <text:p>German Decompounding in a Difficult Corpus</text:p>
          </table:table-cell>
          <table:table-cell table:style-name="ce9"/>
          <table:table-cell table:style-name="ce9" office:value-type="string" calcext:value-type="string">
            <text:p>Europarl</text:p>
          </table:table-cell>
          <table:table-cell office:value-type="string" calcext:value-type="string">
            <text:p>German Decompounding in a Difficult Corpus</text:p>
          </table:table-cell>
          <table:table-cell office:value-type="float" office:value="2008" calcext:value-type="float">
            <text:p>2008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29];FIND(&quot;=&quot;;[.L29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29]" office:value-type="string" office:string-value="N" calcext:value-type="string">
            <text:p>N</text:p>
          </table:table-cell>
          <table:table-cell table:style-name="ce9" office:value-type="string" calcext:value-type="string">
            <text:p>Support vector Machine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requency-Based</text:p>
            <text:p>Probability-Based</text:p>
            <text:p>Mutual Information</text:p>
            <text:p>Suport Vector Machin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table:formula="of:=[.C29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Binkley dataset</text:p>
            <text:p>Jhotdraw dataset</text:p>
            <text:p>BT11</text:p>
            <text:p>Lynx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30];FIND(&quot;=&quot;;[.L3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CNN = Convolutional Neural Network</text:p>
            <text:p>BiLSTM = Bidirectional Long Short-Term Memory Network</text:p>
            <text:p>CRF = Conditional Random Fields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NN, LSTM, CRF</text:p>
          </table:table-cell>
          <table:table-cell table:style-name="ce9"/>
          <table:table-cell table:style-name="ce9" table:formula="of:=[.W3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table:formula="of:=[.C30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ND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office:value-type="float" office:value="2010" calcext:value-type="float">
            <text:p>2010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31];FIND(&quot;=&quot;;[.L31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 = using SMOR Morphological Analyser</text:p>
            <text:p>WFC = Word Frequencies from large Corpus = used combined with MA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table:formula="of:=[.C31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table:style-name="ce9" office:value-type="string" calcext:value-type="string">
            <text:p>Improving Nonparameteric Bayesian Inference: Experiments on Unsupervised Word Segmentation with Adaptor Grammars</text:p>
          </table:table-cell>
          <table:table-cell table:style-name="ce9"/>
          <table:table-cell table:style-name="ce9" office:value-type="string" calcext:value-type="string">
            <text:p>Brent version of the Bernstein-Ratner corpus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office:value-type="float" office:value="2009" calcext:value-type="float">
            <text:p>2009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32];FIND(&quot;=&quot;;[.L32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HBI = Hierarchical Bayesian Inferenc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table:formula="of:=[.C32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table:style-name="ce9" office:value-type="string" calcext:value-type="string">
            <text:p>Incremental Learning for Fully Unsupervised Word Segmentation UsingPenalized Likelihood and Model Selection</text:p>
          </table:table-cell>
          <table:table-cell table:style-name="ce9"/>
          <table:table-cell table:style-name="ce9" office:value-type="string" calcext:value-type="string">
            <text:p>Bernstein-Ratner, SIGHAN Bakeoff-2005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33];FIND(&quot;=&quot;;[.L33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prendizado não supervisionado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table:formula="of:=[.C33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table:style-name="ce9" office:value-type="string" calcext:value-type="string">
            <text:p>Integration of multiple bilingually-trained segmentation schemes into statistical machine translation</text:p>
          </table:table-cell>
          <table:table-cell table:style-name="ce9"/>
          <table:table-cell table:style-name="ce9" office:value-type="string" calcext:value-type="string">
            <text:p>Bilingual/Multilingual Corpus</text:p>
            <text:p>Basic Travel Expressions Corpus (BTREC)</text:p>
            <text:p>Statistical Machine Translation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34];FIND(&quot;=&quot;;[.L34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ximum-Entropy Meth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table:formula="of:=[.C34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table:style-name="ce9" office:value-type="string" calcext:value-type="string">
            <text:p>Language Independent Word Segmentation for Statistical Machine Translation</text:p>
          </table:table-cell>
          <table:table-cell table:style-name="ce9"/>
          <table:table-cell table:style-name="ce9" office:value-type="string" calcext:value-type="string">
            <text:p>BTEC = Multilingual Basic Travel Expressions Corpus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office:value-type="float" office:value="2009" calcext:value-type="float">
            <text:p>2009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35];FIND(&quot;=&quot;;[.L35])-2)" office:value-type="string" office:string-value="T" calcext:value-type="string">
            <text:p>T</text:p>
          </table:table-cell>
          <table:table-cell table:style-name="ce9" office:value-type="string" calcext:value-type="string">
            <text:p>C = Chinês, I = Inglês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5]" office:value-type="string" office:string-value="N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IBM = Iterative Bootstrap Meth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table:formula="of:=[.C35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Europarl Corpus</text:p>
            <text:p>WMT-07 Dataset - Workshop of Machine Translation 2007 dataset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36];FIND(&quot;=&quot;;[.L36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 = Morphological Analysis</text:p>
            <text:p>MOBC = Morphological Operations learned from a Bilingual Corpus</text:p>
            <text:p>MC = Monolingual Corpora = to learn and filter the set of compound part candidate</text:p>
            <text:p>DP = Dynamic Programming = to find the optimal split sequenc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<text:s/>DP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table:formula="of:=[.C36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table:style-name="ce9" office:value-type="string" calcext:value-type="string">
            <text:p>Learning to Discover, Ground and Use Words with Segmental NeuralLanguage Models</text:p>
          </table:table-cell>
          <table:table-cell table:style-name="ce9"/>
          <table:table-cell table:style-name="ce9" office:value-type="string" calcext:value-type="string">
            <text:p>Brent corpus</text:p>
            <text:p>English Penn Treebank</text:p>
            <text:p>Beijing University Corpus</text:p>
            <text:p>Chinese Penn Treebank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37];FIND(&quot;=&quot;;[.L37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haracter-LSTM</text:p>
            <text:p>Segmental Neural Language Model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STM, SNLM</text:p>
          </table:table-cell>
          <table:table-cell table:style-name="ce9"/>
          <table:table-cell table:style-name="ce9" table:formula="of:=[.W3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Lexical Generation</text:p>
            <text:p>Marginal Likelihood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A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table:formula="of:=[.C37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tter sequence labeling for compound splitting</text:p>
          </table:table-cell>
          <table:table-cell table:style-name="ce9" office:value-type="string" calcext:value-type="string">
            <text:p>Letter sequence labeling for compound splitting</text:p>
          </table:table-cell>
          <table:table-cell table:style-name="ce9"/>
          <table:table-cell table:style-name="ce9" office:value-type="string" calcext:value-type="string">
            <text:p>PE = Parra Escartin dataset</text:p>
            <text:p>GM = GermaNet</text:p>
          </table:table-cell>
          <table:table-cell office:value-type="string" calcext:value-type="string">
            <text:p>Letter sequence labeling for compound splitting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38];FIND(&quot;=&quot;;[.L38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U = Universa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  <text:p>LSL = Letter Sequence Label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table:formula="of:=[.C38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Identifiers extracted from 24 C/C++ anda Java Opensource Systems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office:value-type="float" office:value="2012" calcext:value-type="float">
            <text:p>2012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39];FIND(&quot;=&quot;;[.L39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3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3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T = Dictionaries of Terms = extracted from source code and computer science context</text:p>
            <text:p>EA = Expand Abreviation =  expand abreviation terms</text:p>
            <text:p>DTW = Dynamic Time Warping Algorithm = find near optmail matchings between identier's substrings and words in an English Dictionary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EA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table:formula="of:=[.C39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9000 OpenSource Java Programs in SourceForge, annotated with two humans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office:value-type="float" office:value="2009" calcext:value-type="float">
            <text:p>2009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40];FIND(&quot;=&quot;;[.L4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E = Abbreviation Expansions = Try to expand abbreviated strings  </text:p>
            <text:p>DW = Dictionary Word = Validate tokens with Dictionary Word (Ispell tool)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A, DW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table:formula="of:=[.C40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rphological and Language-Agnostic Word Segmentation for NMT</text:p>
          </table:table-cell>
          <table:table-cell table:style-name="ce9" office:value-type="string" calcext:value-type="string">
            <text:p>Morphological and Language-Agnostic Word Segmentation for NMT</text:p>
          </table:table-cell>
          <table:table-cell table:style-name="ce9"/>
          <table:table-cell table:style-name="ce9" office:value-type="string" calcext:value-type="string">
            <text:p>Europarl v7</text:p>
            <text:p>OpenSubtitles2016</text:p>
            <text:p>WMT3 newstest2011</text:p>
            <text:p>WMT3 newstest2013</text:p>
          </table:table-cell>
          <table:table-cell office:value-type="string" calcext:value-type="string">
            <text:p>Morphological and Language-Agnostic Word Segmentation for NMT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41];FIND(&quot;=&quot;;[.L41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2T = Tensor2Tensor MTM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T2T</text:p>
          </table:table-cell>
          <table:table-cell table:style-name="ce9"/>
          <table:table-cell table:style-name="ce9" table:formula="of:=[.W41]" office:value-type="string" office:string-value="O" calcext:value-type="string">
            <text:p>O</text:p>
          </table:table-cell>
          <table:table-cell table:style-name="ce9" table:number-columns-repeated="2"/>
          <table:table-cell table:style-name="ce9" office:value-type="string" calcext:value-type="string">
            <text:p>BPE = BytePair Encoding</text:p>
            <text:p>MS = Morpheme Segmentation (Morfessor Tool)</text:p>
            <text:p>Moses tokenizer</text:p>
            <text:p>STE = SubwordTextEncoder</text:p>
          </table:table-cell>
          <table:table-cell table:style-name="ce9"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table:formula="of:=[.C41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/>
          <table:table-cell table:style-name="ce9" office:value-type="string" calcext:value-type="string">
            <text:p>Universal Dependencies 2.1 corpus (UD2)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office:value-type="float" office:value="2019" calcext:value-type="float">
            <text:p>2019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42];FIND(&quot;=&quot;;[.L42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NN</text:p>
          </table:table-cell>
          <table:table-cell table:style-name="ce9" table:formula="of:=[.U42]" office:value-type="string" office:string-value="RNN" calcext:value-type="string">
            <text:p>R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table:formula="of:=[.W42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F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table:formula="of:=[.C42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ral Machine Translation of Rare Words with Subword Units</text:p>
          </table:table-cell>
          <table:table-cell table:style-name="ce9" office:value-type="string" calcext:value-type="string">
            <text:p>Neural Machine Translation of Rare Words with Subword Units</text:p>
          </table:table-cell>
          <table:table-cell table:style-name="ce9"/>
          <table:table-cell table:style-name="ce9" office:value-type="string" calcext:value-type="string">
            <text:p>Eurparl versão 7</text:p>
          </table:table-cell>
          <table:table-cell office:value-type="string" calcext:value-type="string">
            <text:p>Neural Machine Translation of Rare Words with Subword Units</text:p>
          </table:table-cell>
          <table:table-cell office:value-type="float" office:value="2015" calcext:value-type="float">
            <text:p>2015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43];FIND(&quot;=&quot;;[.L43])-2)" office:value-type="string" office:string-value="T" calcext:value-type="string">
            <text:p>T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yte pair encoding (BPE)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table:formula="of:=[.C43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ral Word Segmentation with Rich Pretraining</text:p>
          </table:table-cell>
          <table:table-cell table:style-name="ce9" office:value-type="string" calcext:value-type="string">
            <text:p>Neural Word Segmentation with Rich Pretraining</text:p>
          </table:table-cell>
          <table:table-cell table:style-name="ce9"/>
          <table:table-cell table:style-name="ce9" office:value-type="string" calcext:value-type="string">
            <text:p>Chinese Treebank 6.0 (CTB6)</text:p>
            <text:p>SIGHAN 2005 bake-off </text:p>
            <text:p>NLPCC 2016 shared task for Weibo segmentation</text:p>
            <text:p>Chinese Gigaword</text:p>
          </table:table-cell>
          <table:table-cell office:value-type="string" calcext:value-type="string">
            <text:p>Neural Word Segmentation with Rich Pretraining</text:p>
          </table:table-cell>
          <table:table-cell office:value-type="float" office:value="2017" calcext:value-type="float">
            <text:p>2017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44];FIND(&quot;=&quot;;[.L44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 = SIM</text:p>
            <text:p>LSTM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Não</text:p>
          </table:table-cell>
          <table:table-cell table:style-name="ce9" office:value-type="string" calcext:value-type="string">
            <text:p>LST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table:formula="of:=[.C44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ython Word Segmentation</text:p>
          </table:table-cell>
          <table:table-cell table:style-name="ce9" office:value-type="string" calcext:value-type="string">
            <text:p>Python {Word} {Segmentation}</text:p>
          </table:table-cell>
          <table:table-cell table:style-name="ce9"/>
          <table:table-cell table:style-name="ce9" office:value-type="string" calcext:value-type="string">
            <text:p>Google Web Trillion Word Corpus</text:p>
          </table:table-cell>
          <table:table-cell office:value-type="string" calcext:value-type="string">
            <text:p>Python Word Segmentation</text:p>
          </table:table-cell>
          <table:table-cell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45];FIND(&quot;=&quot;;[.L45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table:formula="of:=[.C45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gmenting twitter hashtags</text:p>
          </table:table-cell>
          <table:table-cell table:style-name="ce9" office:value-type="string" calcext:value-type="string">
            <text:p>Segmenting twitter hashtags</text:p>
          </table:table-cell>
          <table:table-cell table:style-name="ce9"/>
          <table:table-cell table:style-name="ce9" office:value-type="string" calcext:value-type="string">
            <text:p>Contemporary American English</text:p>
          </table:table-cell>
          <table:table-cell office:value-type="string" calcext:value-type="string">
            <text:p>Segmenting twitter hashtags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 = Análise de Redes Sociais</text:p>
          </table:table-cell>
          <table:table-cell table:style-name="ce9" table:formula="of:=LEFT([.L46];FIND(&quot;=&quot;;[.L46])-2)" office:value-type="string" office:string-value="R" calcext:value-type="string">
            <text:p>R</text:p>
          </table:table-cell>
          <table:table-cell table:style-name="ce9" office:value-type="string" calcext:value-type="string">
            <text:p>I = Inglês, P = Portuguê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H = Hashta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aximum Known Matching</text:p>
            <text:p>Maximum Unknown Matching</text:p>
            <text:p>Two grams</text:p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, NG, O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table:formula="of:=[.C46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/>
          <table:table-cell office:value-type="string" calcext:value-type="string">
            <text:p>Segmenting web-domains and hashtags using length specific models</text:p>
          </table:table-cell>
          <table:table-cell office:value-type="float" office:value="2012" calcext:value-type="float">
            <text:p>2012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R = Análise de Redes Sociais</text:p>
          </table:table-cell>
          <table:table-cell table:style-name="ce9" table:formula="of:=LEFT([.L47];FIND(&quot;=&quot;;[.L47])-2)" office:value-type="string" office:string-value="R" calcext:value-type="string">
            <text:p>R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WS</text:p>
          </table:table-cell>
          <table:table-cell table:style-name="ce9"/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joint probability model</text:p>
            <text:p>SV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table:formula="of:=[.C47]+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AP = Artigo de Periódico</text:p>
          </table:table-cell>
          <table:table-cell table:style-name="ce9" office:value-type="string" calcext:value-type="string">
            <text:p>CLEF Corpora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office:value-type="float" office:value="2004" calcext:value-type="float">
            <text:p>2004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L48];FIND(&quot;=&quot;;[.L48])-2)" office:value-type="string" office:string-value="O" calcext:value-type="string">
            <text:p>O</text:p>
          </table:table-cell>
          <table:table-cell table:style-name="ce9" office:value-type="string" calcext:value-type="string">
            <text:p>O = Outra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VSM = Vector Space Model</text:p>
            <text:p>RI = Random Index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table:formula="of:=[.C48]+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mbler: Ensembling crowd sequential labeling for improved quality</text:p>
          </table:table-cell>
          <table:table-cell table:style-name="ce9" office:value-type="string" calcext:value-type="string">
            <text:p>Sembler: Ensembling crowd sequential labeling for improved quality</text:p>
          </table:table-cell>
          <table:table-cell table:style-name="ce9"/>
          <table:table-cell table:style-name="ce9" office:value-type="string" calcext:value-type="string">
            <text:p>Crowdsourcing services</text:p>
            <text:p>Amazon Mechanical Turking</text:p>
            <text:p>Tweet data set</text:p>
          </table:table-cell>
          <table:table-cell office:value-type="string" calcext:value-type="string">
            <text:p>Sembler: Ensembling crowd sequential labeling for improved quality</text:p>
          </table:table-cell>
          <table:table-cell office:value-type="float" office:value="2012" calcext:value-type="float">
            <text:p>2012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49];FIND(&quot;=&quot;;[.L49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4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4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Crowd Annotation</text:p>
            <text:p>Majority Agreement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table:formula="of:=[.C49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mple compound splitting for German</text:p>
          </table:table-cell>
          <table:table-cell table:style-name="ce9" office:value-type="string" calcext:value-type="string">
            <text:p>Simple compound splitting for German</text:p>
          </table:table-cell>
          <table:table-cell table:style-name="ce9"/>
          <table:table-cell table:style-name="ce9" office:value-type="string" calcext:value-type="string">
            <text:p>German webcorpus</text:p>
            <text:p>SMOR</text:p>
            <text:p>Germanet</text:p>
          </table:table-cell>
          <table:table-cell office:value-type="string" calcext:value-type="string">
            <text:p>Simple compound splitting for German</text:p>
          </table:table-cell>
          <table:table-cell office:value-type="float" office:value="2017" calcext:value-type="float">
            <text:p>2017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50];FIND(&quot;=&quot;;[.L50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Form-to-Lemma Mapp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table:formula="of:=[.C50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iral: splitters for identifiers in source code files.</text:p>
          </table:table-cell>
          <table:table-cell table:style-name="ce9" office:value-type="string" calcext:value-type="string">
            <text:p>Spiral: splitters for identifiers in source code files.</text:p>
          </table:table-cell>
          <table:table-cell table:style-name="ce9"/>
          <table:table-cell table:style-name="ce9" office:value-type="string" calcext:value-type="string">
            <text:p>NLTK</text:p>
            <text:p>Wordnet</text:p>
          </table:table-cell>
          <table:table-cell office:value-type="string" calcext:value-type="string">
            <text:p>Spiral: splitters for identifiers in source code files.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51];FIND(&quot;=&quot;;[.L51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1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1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onin Algorith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A/NI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table:formula="of:=[.C51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litting compounds by semantic analogy</text:p>
          </table:table-cell>
          <table:table-cell table:style-name="ce9" office:value-type="string" calcext:value-type="string">
            <text:p>Splitting compounds by semantic analogy</text:p>
          </table:table-cell>
          <table:table-cell table:number-columns-repeated="2"/>
          <table:table-cell office:value-type="string" calcext:value-type="string">
            <text:p>Splitting compounds by semantic analog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52];FIND(&quot;=&quot;;[.L52])-2)" office:value-type="string" office:string-value="T" calcext:value-type="string">
            <text:p>T</text:p>
          </table:table-cell>
          <table:table-cell office:value-type="string" calcext:value-type="string">
            <text:p>O = Out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office:value-type="string" calcext:value-type="string">
            <text:p>C</text:p>
          </table:table-cell>
          <table:table-cell/>
          <table:table-cell table:style-name="ce9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WE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WE</text:p>
          </table:table-cell>
          <table:table-cell office:value-type="string" calcext:value-type="string">
            <text:p>NA/N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table:formula="of:=[.C52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litting compounds with ngrams</text:p>
          </table:table-cell>
          <table:table-cell table:style-name="ce9" office:value-type="string" calcext:value-type="string">
            <text:p>Splitting compounds with ngrams</text:p>
          </table:table-cell>
          <table:table-cell table:style-name="ce9"/>
          <table:table-cell table:style-name="ce9" office:value-type="string" calcext:value-type="string">
            <text:p>Aamulehti-1999 Finnish daily newspaper corpus</text:p>
          </table:table-cell>
          <table:table-cell office:value-type="string" calcext:value-type="string">
            <text:p>Splitting compounds with ngrams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53];FIND(&quot;=&quot;;[.L53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analyzer</text:p>
            <text:p>Trigram Language Model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G</text:p>
          </table:table-cell>
          <table:table-cell table:style-name="ce9" office:value-type="string" calcext:value-type="string">
            <text:p>Semi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table:formula="of:=[.C53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table:style-name="ce9" office:value-type="string" calcext:value-type="string">
            <text:p>Splitting of compound terms in non-prototypical compounding languages</text:p>
          </table:table-cell>
          <table:table-cell table:style-name="ce9"/>
          <table:table-cell table:style-name="ce9" office:value-type="string" calcext:value-type="string">
            <text:p>New York Times corpus, The Russian National Corpus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54];FIND(&quot;=&quot;;[.L54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table:formula="of:=[.C54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table:style-name="ce9" office:value-type="string" calcext:value-type="string">
            <text:p>Splitting source code identifiers using Bidirectional LSTM Recurrent Neural Network</text:p>
          </table:table-cell>
          <table:table-cell table:style-name="ce9"/>
          <table:table-cell table:style-name="ce9" office:value-type="string" calcext:value-type="string">
            <text:p>Public Git Archive</text:p>
            <text:p>Wikipedia corpus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55];FIND(&quot;=&quot;;[.L55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LSTM</text:p>
            <text:p>Character-level Convolutional Neural Network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STM, CNN</text:p>
          </table:table-cell>
          <table:table-cell table:style-name="ce9"/>
          <table:table-cell table:style-name="ce9" table:formula="of:=[.W5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Gradient boosting on decision tree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table:formula="of:=[.C55]+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istical machine translation of german compound words</text:p>
          </table:table-cell>
          <table:table-cell table:style-name="ce9" office:value-type="string" calcext:value-type="string">
            <text:p>Statistical {Natural} {Language} {Processing} in {Python}. or {How} {To} {Do} {Things} {With} {Words}. {And} {Counters}. or {Everything} {I} {Needed} to {Know} {About} {NLP} {I} learned {From} {Sesame} {Street}. {Except} {Kneser}-{Ney} {Smoothing}. {The} {Count} {Didn}'t {Cover} {That}.</text:p>
          </table:table-cell>
          <table:table-cell table:style-name="ce9"/>
          <table:table-cell table:style-name="ce9" office:value-type="string" calcext:value-type="string">
            <text:p>big.txt</text:p>
          </table:table-cell>
          <table:table-cell office:value-type="string" calcext:value-type="string">
            <text:p>Statistical machine translation of german compound words</text:p>
          </table:table-cell>
          <table:table-cell office:value-type="float" office:value="2006" calcext:value-type="float">
            <text:p>2006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56];FIND(&quot;=&quot;;[.L56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rogramação dinâmica e bigram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D, NG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table:formula="of:=[.C56]+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 table:style-name="ce9" office:value-type="string" calcext:value-type="string">
            <text:p>Statistical machine translation of german compound words</text:p>
          </table:table-cell>
          <table:table-cell table:style-name="ce9"/>
          <table:table-cell table:style-name="ce9" office:value-type="string" calcext:value-type="string">
            <text:p>European Parliament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/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 = Tradução Automática</text:p>
          </table:table-cell>
          <table:table-cell table:style-name="ce9" table:formula="of:=LEFT([.L57];FIND(&quot;=&quot;;[.L57])-2)" office:value-type="string" office:string-value="T" calcext:value-type="string">
            <text:p>T</text:p>
          </table:table-cell>
          <table:table-cell table:style-name="ce9" office:value-type="string" calcext:value-type="string">
            <text:p>A = Alemão, I = Inglê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Técnicas Estatística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table:formula="of:=[.C57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Apache Web server Code</text:p>
            <text:p>Programs of GNU Repository</text:p>
            <text:p>Linux Kernel</text:p>
            <text:p>Own Dataset (Oracle)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office:value-type="float" office:value="2013" calcext:value-type="float">
            <text:p>2013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58];FIND(&quot;=&quot;;[.L58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String edit distance</text:p>
            <text:p>Word transformation rules</text:p>
            <text:p>Thesaurus of words and abbreviations</text:p>
          </table:table-cell>
          <table:table-cell table:style-name="ce9" office:value-type="string" calcext:value-type="string">
            <text:p>DW=Dictionary Word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table:formula="of:=[.C58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German and Dutch version of Wikipedia</text:p>
            <text:p>Afrikaans Taalkommissie corpus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office:value-type="float" office:value="2016" calcext:value-type="float">
            <text:p>2016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table:formula="of:=LEFT([.L59];FIND(&quot;=&quot;;[.L59])-2)" office:value-type="string" office:string-value="O" calcext:value-type="string">
            <text:p>O</text:p>
          </table:table-cell>
          <table:table-cell table:style-name="ce9" office:value-type="string" calcext:value-type="string">
            <text:p>A = Alemão, V = Vária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CS = Compound Splitting, CSP = Compound Splitter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P = Palavras Compostas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59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59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Morphological transformation</text:p>
            <text:p>Inflectional morphology</text:p>
            <text:p>Compound headedness</text:p>
            <text:p>POS Tagging</text:p>
            <text:p>Lemmatizer</text:p>
            <text:p>Binary split compound set developed for GermaNet by Henrich and Hinrichs</text:p>
            <text:p>Split point gold standards developed by Verhoeven et al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, PT, 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table:formula="of:=[.C59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AC = Artigo de Conferencia</text:p>
          </table:table-cell>
          <table:table-cell table:style-name="ce9" office:value-type="string" calcext:value-type="string">
            <text:p>LUDISO = http://www.cs.loyola.edu/~binkley/ludiso/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office:value-type="float" office:value="2012" calcext:value-type="float">
            <text:p>2012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ES = Engenharia de Software</text:p>
          </table:table-cell>
          <table:table-cell table:style-name="ce9" table:formula="of:=LEFT([.L60];FIND(&quot;=&quot;;[.L60])-2)" office:value-type="string" office:string-value="ES" calcext:value-type="string">
            <text:p>ES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S = Identifier Splitting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I = Identificadores de código-font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Dictionary Transformations</text:p>
            <text:p>Identifier Transformatio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W, 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table:formula="of:=[.C60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versal Word Segmentation: Implementation and Interpretation</text:p>
          </table:table-cell>
          <table:table-cell table:style-name="ce9" office:value-type="string" calcext:value-type="string">
            <text:p>Universal Word Segmentation: Implementation and Interpretation</text:p>
          </table:table-cell>
          <table:table-cell table:style-name="ce9"/>
          <table:table-cell table:style-name="ce9" office:value-type="string" calcext:value-type="string">
            <text:p>Datasets from Universal Dependencies 2.0</text:p>
          </table:table-cell>
          <table:table-cell office:value-type="string" calcext:value-type="string">
            <text:p>Universal Word Segmentation: Implementation and Interpretation</text:p>
          </table:table-cell>
          <table:table-cell office:value-type="float" office:value="2018" calcext:value-type="float">
            <text:p>201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1];FIND(&quot;=&quot;;[.L61])-2)" office:value-type="string" office:string-value="G" calcext:value-type="string">
            <text:p>G</text:p>
          </table:table-cell>
          <table:table-cell table:style-name="ce9" office:value-type="string" calcext:value-type="string">
            <text:p>C = Chinês, F = Francẽs, I = Inglês, P = Portugu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NN = Bidirectional Recurrent Neural Networks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CE = Character Embeddings</text:p>
          </table:table-cell>
          <table:table-cell table:style-name="ce9" office:value-type="string" calcext:value-type="string">
            <text:p>RNN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table:number-columns-repeated="2"/>
          <table:table-cell table:style-name="ce9" office:value-type="string" calcext:value-type="string">
            <text:p>CRF = Conditional Random Fields</text:p>
          </table:table-cell>
          <table:table-cell table:style-name="ce9"/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NA/NI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table:formula="of:=[.C61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table:style-name="ce9" office:value-type="string" calcext:value-type="string">
            <text:p>Unsupervised learning of word segmentation rules with genetic algorithms and inductive logic programming</text:p>
          </table:table-cell>
          <table:table-cell table:style-name="ce9"/>
          <table:table-cell table:style-name="ce9" office:value-type="string" calcext:value-type="string">
            <text:p>ND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office:value-type="float" office:value="2001" calcext:value-type="float">
            <text:p>2001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2];FIND(&quot;=&quot;;[.L62])-2)" office:value-type="string" office:string-value="G" calcext:value-type="string">
            <text:p>G</text:p>
          </table:table-cell>
          <table:table-cell table:style-name="ce9" office:value-type="string" calcext:value-type="string">
            <text:p>F = Francẽ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A</text:p>
          </table:table-cell>
          <table:table-cell table:style-name="ce9" table:formula="of:=[.U62]" office:value-type="string" office:string-value="NA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9"/>
          <table:table-cell table:style-name="ce9" table:formula="of:=[.W62]" office:value-type="string" office:string-value="NA" calcext:value-type="string">
            <text:p>NA</text:p>
          </table:table-cell>
          <table:table-cell table:style-name="ce9" table:number-columns-repeated="2"/>
          <table:table-cell table:style-name="ce9" office:value-type="string" calcext:value-type="string">
            <text:p>Programação Lógica Indutiva (ILP), Algoritmos Genéticos (GA), Análise Morfológica (MA)</text:p>
          </table:table-cell>
          <table:table-cell table:style-name="ce9"/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MA,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table:formula="of:=[.C62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table:style-name="ce9" office:value-type="string" calcext:value-type="string">
            <text:p>Unsupervised segmentation of sequences using harmony search and hierarchical clustering techniques</text:p>
          </table:table-cell>
          <table:table-cell table:style-name="ce9"/>
          <table:table-cell table:style-name="ce9" office:value-type="string" calcext:value-type="string">
            <text:p>Livro Moby Dick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3];FIND(&quot;=&quot;;[.L63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3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3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aseado no Algoritmo de Viterbi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V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table:formula="of:=[.C63]+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table:style-name="ce9" office:value-type="string" calcext:value-type="string">
            <text:p>Using an Ant Colony Metaheuristic to Optimize Automatic Word Segmentation for Ancient Greek</text:p>
          </table:table-cell>
          <table:table-cell table:style-name="ce9"/>
          <table:table-cell table:style-name="ce9" office:value-type="string" calcext:value-type="string">
            <text:p>NA/NI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office:value-type="float" office:value="2009" calcext:value-type="float">
            <text:p>2009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4];FIND(&quot;=&quot;;[.L64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4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4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Análise morfológica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table:formula="of:=[.C64]+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table:style-name="ce9" office:value-type="string" calcext:value-type="string">
            <text:p>Using language rules to improve the performance of word segmentation</text:p>
          </table:table-cell>
          <table:table-cell table:style-name="ce9"/>
          <table:table-cell table:style-name="ce9" office:value-type="string" calcext:value-type="string">
            <text:p>The People Daily corpus of January 1998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office:value-type="float" office:value="2013" calcext:value-type="float">
            <text:p>2013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5];FIND(&quot;=&quot;;[.L65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5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5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Regras da Linguagem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 informado / Não aplicá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table:formula="of:=[.C65]+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sing wikipedia links to construct word segmentation corpora</text:p>
          </table:table-cell>
          <table:table-cell table:style-name="ce9" office:value-type="string" calcext:value-type="string">
            <text:p>Using wikipedia links to construct word segmentation corpora</text:p>
          </table:table-cell>
          <table:table-cell table:style-name="ce9"/>
          <table:table-cell table:style-name="ce9" office:value-type="string" calcext:value-type="string">
            <text:p>Wikipedia Corpus</text:p>
          </table:table-cell>
          <table:table-cell office:value-type="string" calcext:value-type="string">
            <text:p>Using wikipedia links to construct word segmentation corpora</text:p>
          </table:table-cell>
          <table:table-cell office:value-type="float" office:value="2008" calcext:value-type="float">
            <text:p>2008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6];FIND(&quot;=&quot;;[.L66])-2)" office:value-type="string" office:string-value="G" calcext:value-type="string">
            <text:p>G</text:p>
          </table:table-cell>
          <table:table-cell table:style-name="ce9" office:value-type="string" calcext:value-type="string">
            <text:p>O = Outra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6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6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POS Tagging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table:formula="of:=[.C66]+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b scale NLP: A case study on URL word breaking</text:p>
          </table:table-cell>
          <table:table-cell table:style-name="ce9" office:value-type="string" calcext:value-type="string">
            <text:p>Web scale NLP: A case study on URL word breaking</text:p>
          </table:table-cell>
          <table:table-cell table:style-name="ce9"/>
          <table:table-cell table:style-name="ce9" office:value-type="string" calcext:value-type="string">
            <text:p>Microsoft N-gram service</text:p>
          </table:table-cell>
          <table:table-cell office:value-type="string" calcext:value-type="string">
            <text:p>Web scale NLP: A case study on URL word breaking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7];FIND(&quot;=&quot;;[.L67])-2)" office:value-type="string" office:string-value="G" calcext:value-type="string">
            <text:p>G</text:p>
          </table:table-cell>
          <table:table-cell table:style-name="ce9" office:value-type="string" calcext:value-type="string">
            <text:p>I = Inglê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WSP = Word Splitting, 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U = URL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7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7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Bayesian Minimum Risk Framework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T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table:formula="of:=[.C67]+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ord Segmentation As General Chunking</text:p>
          </table:table-cell>
          <table:table-cell table:style-name="ce9" office:value-type="string" calcext:value-type="string">
            <text:p>Word Segmentation As General Chunking</text:p>
          </table:table-cell>
          <table:table-cell table:style-name="ce9"/>
          <table:table-cell table:style-name="ce9" office:value-type="string" calcext:value-type="string">
            <text:p>BR87 corpus</text:p>
          </table:table-cell>
          <table:table-cell office:value-type="string" calcext:value-type="string">
            <text:p>Word Segmentation As General Chunking</text:p>
          </table:table-cell>
          <table:table-cell office:value-type="float" office:value="2011" calcext:value-type="float">
            <text:p>2011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8];FIND(&quot;=&quot;;[.L68])-2)" office:value-type="string" office:string-value="G" calcext:value-type="string">
            <text:p>G</text:p>
          </table:table-cell>
          <table:table-cell table:style-name="ce9" office:value-type="string" calcext:value-type="string">
            <text:p>U = Univers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WSP = Word Splitting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68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68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VE = Voting Experts</text:p>
            <text:p>BVE = Bootstrapped Voting Experts</text:p>
            <text:p>PtM = Phoneme to Morpheme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table:formula="of:=[.C68]+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ord segmentation through cross-lingual word-to-phoneme alignment</text:p>
          </table:table-cell>
          <table:table-cell table:style-name="ce9" office:value-type="string" calcext:value-type="string">
            <text:p>Word segmentation through cross-lingual word-to-phoneme alignment</text:p>
          </table:table-cell>
          <table:table-cell table:style-name="ce9"/>
          <table:table-cell table:style-name="ce9" office:value-type="string" calcext:value-type="string">
            <text:p>BTEC Corpus</text:p>
          </table:table-cell>
          <table:table-cell office:value-type="string" calcext:value-type="string">
            <text:p>Word segmentation through cross-lingual word-to-phoneme alignment</text:p>
          </table:table-cell>
          <table:table-cell office:value-type="float" office:value="2012" calcext:value-type="float">
            <text:p>2012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69];FIND(&quot;=&quot;;[.L69])-2)" office:value-type="string" office:string-value="G" calcext:value-type="string">
            <text:p>G</text:p>
          </table:table-cell>
          <table:table-cell table:style-name="ce9" office:value-type="string" calcext:value-type="string">
            <text:p>E = Espanhol, I = Inglês, 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WS = Word Segmentation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 = Não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Word-to-Word Alignment</text:p>
            <text:p>Phoneme recognition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table:formula="of:=[.C69]+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table:style-name="ce9" office:value-type="string" calcext:value-type="string">
            <text:p>Wordsyoudontknow: Evaluation of lexicon-based decompounding with unknown handling</text:p>
          </table:table-cell>
          <table:table-cell table:style-name="ce9"/>
          <table:table-cell table:style-name="ce9" office:value-type="string" calcext:value-type="string">
            <text:p>news corpus</text:p>
            <text:p>wiki corpus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 = Geral</text:p>
          </table:table-cell>
          <table:table-cell table:style-name="ce9" table:formula="of:=LEFT([.L70];FIND(&quot;=&quot;;[.L70])-2)" office:value-type="string" office:string-value="G" calcext:value-type="string">
            <text:p>G</text:p>
          </table:table-cell>
          <table:table-cell table:style-name="ce9" office:value-type="string" calcext:value-type="string">
            <text:p>V = Várias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CS = Compound Splitting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G = Geral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N</text:p>
          </table:table-cell>
          <table:table-cell table:style-name="ce9" table:formula="of:=[.U70]" office:value-type="string" office:string-value="N" calcext:value-type="string">
            <text:p>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/>
          <table:table-cell table:style-name="ce9" table:formula="of:=[.W70]" office:value-type="string" office:string-value="N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Wordsyoudontknow: Evaluation of lexicon-based decompounding with unknown handlingS</text:p>
          </table:table-cell>
          <table:table-cell table:style-name="ce9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Não-supervisionado</text:p>
          </table:table-cell>
          <table:table-cell table:number-columns-repeated="2"/>
        </table:table-row>
        <table:table-row table:style-name="ro1" table:number-rows-repeated="104850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Planilha2" table:style-name="ta2">
        <table:table-column table:style-name="co29" table:default-cell-style-name="Default"/>
        <table:table-column table:style-name="co30" table:default-cell-style-name="Default"/>
        <table:table-column table:style-name="co29" table:number-columns-repeated="17" table:default-cell-style-name="Default"/>
        <table:table-row table:style-name="ro1">
          <table:table-cell/>
          <table:table-cell table:style-name="ce7" office:value-type="string" calcext:value-type="string">
            <text:p>Identifier</text:p>
          </table:table-cell>
          <table:table-cell table:style-name="ce3"/>
          <table:table-cell table:style-name="ce3" office:value-type="string" calcext:value-type="string">
            <text:p>Q1</text:p>
          </table:table-cell>
          <table:table-cell table:style-name="ce3"/>
          <table:table-cell table:style-name="ce3" office:value-type="string" calcext:value-type="string">
            <text:p>Q2</text:p>
          </table:table-cell>
          <table:table-cell table:style-name="ce3"/>
          <table:table-cell table:style-name="ce3" office:value-type="string" calcext:value-type="string">
            <text:p>Q3</text:p>
          </table:table-cell>
          <table:table-cell table:style-name="ce3"/>
          <table:table-cell table:style-name="ce3" office:value-type="string" calcext:value-type="string">
            <text:p>Q4</text:p>
          </table:table-cell>
          <table:table-cell table:style-name="ce3"/>
          <table:table-cell table:style-name="ce3" office:value-type="string" calcext:value-type="string">
            <text:p>Q5</text:p>
          </table:table-cell>
          <table:table-cell table:style-name="ce3"/>
          <table:table-cell table:style-name="ce3" office:value-type="string" calcext:value-type="string">
            <text:p>Q6</text:p>
          </table:table-cell>
          <table:table-cell table:style-name="ce3"/>
          <table:table-cell table:style-name="ce3" office:value-type="string" calcext:value-type="string">
            <text:p>Q7</text:p>
          </table:table-cell>
          <table:table-cell table:style-name="ce3"/>
          <table:table-cell table:style-name="ce3" office:value-type="string" calcext:value-type="string">
            <text:p>Q8</text:p>
          </table:table-cell>
          <table:table-cell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table:style-name="ce9" office:value-type="string" calcext:value-type="string">
            <text:p>} 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table:style-name="ce9" office:value-type="string" calcext:value-type="string">
            <text:p>} 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lanilha3" table:style-name="ta2">
        <table:table-column table:style-name="co29" table:number-columns-repeated="2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/>
          <table:table-cell office:value-type="string" calcext:value-type="string">
            <text:p>Title</text:p>
          </table:table-cell>
          <table:table-cell table:style-name="ce3"/>
          <table:table-cell table:style-name="ce3" office:value-type="string" calcext:value-type="string">
            <text:p>Q1</text:p>
          </table:table-cell>
          <table:table-cell table:style-name="ce3"/>
          <table:table-cell table:style-name="ce3" office:value-type="string" calcext:value-type="string">
            <text:p>Q2</text:p>
          </table:table-cell>
          <table:table-cell table:style-name="ce3"/>
          <table:table-cell table:style-name="ce3" office:value-type="string" calcext:value-type="string">
            <text:p>Q3</text:p>
          </table:table-cell>
          <table:table-cell table:style-name="ce3"/>
          <table:table-cell table:style-name="ce3" office:value-type="string" calcext:value-type="string">
            <text:p>Q4</text:p>
          </table:table-cell>
          <table:table-cell table:style-name="ce3"/>
          <table:table-cell table:style-name="ce3" office:value-type="string" calcext:value-type="string">
            <text:p>Q5</text:p>
          </table:table-cell>
          <table:table-cell table:style-name="ce3"/>
          <table:table-cell table:style-name="ce3" office:value-type="string" calcext:value-type="string">
            <text:p>Q6</text:p>
          </table:table-cell>
          <table:table-cell table:style-name="ce3"/>
          <table:table-cell table:style-name="ce3" office:value-type="string" calcext:value-type="string">
            <text:p>Q7</text:p>
          </table:table-cell>
          <table:table-cell table:style-name="ce3"/>
          <table:table-cell table:style-name="ce3" office:value-type="string" calcext:value-type="string">
            <text:p>Q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 dataset for evaluating identifier splitte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 statistical learning algorithm for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Empirical Study of Identifier Splitting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 improved unsupervised approach to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notated Suffix Tree Method for German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reaking Bad: Detecting malicious domains using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n Better Identifier Splitting Techniques Help Feature Location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ound decomposition in Dutch large vocabulary speech recogni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tecting "protein words" through unsupervised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termining immediate constituents of compounds in GermaNe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utch hypernym detection: does decompounding help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kphras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mpirical Methods for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valuating compound splitters extrinsically with textual entailmen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st Word Segmentation of Noisy Tex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om Source Code Identifiers to Natural Language Ter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lly Unsupervised Word Segmentation with BVE and MDL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rman Decompounding in a Difficult Corpu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tter sequence labeling for compound splitt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rphological and Language-Agnostic Word Segmentation for NM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ural Machine Translation of Rare Words with Subword Unit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ural Word Segmentation with Rich Pretrain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ython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gmenting twitter hashtag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gmenting web-domains and hashtags using length specific model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mbler: Ensembling crowd sequential labeling for improved quality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mple compound splitting for Germa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iral: splitters for identifiers in source code files.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compounds by semantic analogy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compounds with ngram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tistical machine translation of german compound word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iversal Word Segmentation: Implementation and Interpre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ing wikipedia links to construct word segmentation corpor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eb scale NLP: A case study on URL word break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 Segmentation As General Chunk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 segmentation through cross-lingual word-to-phoneme alignmen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lanilha4" table:style-name="ta2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number-columns-repeated="17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table:style-name="ce1" office:value-type="string" calcext:value-type="string">
            <text:p>bibtexkey</text:p>
          </table:table-cell>
          <table:table-cell table:style-name="ce1"/>
          <table:table-cell table:style-name="ce3" office:value-type="string" calcext:value-type="string">
            <text:p>Q1</text:p>
          </table:table-cell>
          <table:table-cell table:style-name="ce3"/>
          <table:table-cell table:style-name="ce3" office:value-type="string" calcext:value-type="string">
            <text:p>Q2</text:p>
          </table:table-cell>
          <table:table-cell table:style-name="ce3"/>
          <table:table-cell table:style-name="ce3" office:value-type="string" calcext:value-type="string">
            <text:p>Q3</text:p>
          </table:table-cell>
          <table:table-cell table:style-name="ce3"/>
          <table:table-cell table:style-name="ce3" office:value-type="string" calcext:value-type="string">
            <text:p>Q4</text:p>
          </table:table-cell>
          <table:table-cell table:style-name="ce3"/>
          <table:table-cell table:style-name="ce3" office:value-type="string" calcext:value-type="string">
            <text:p>Q5</text:p>
          </table:table-cell>
          <table:table-cell table:style-name="ce3"/>
          <table:table-cell table:style-name="ce3" office:value-type="string" calcext:value-type="string">
            <text:p>Q6</text:p>
          </table:table-cell>
          <table:table-cell table:style-name="ce3"/>
          <table:table-cell table:style-name="ce3" office:value-type="string" calcext:value-type="string">
            <text:p>Q7</text:p>
          </table:table-cell>
          <table:table-cell table:style-name="ce3"/>
          <table:table-cell table:style-name="ce3" office:value-type="string" calcext:value-type="string">
            <text:p>Q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ith\_82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RF, 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nkley\_dataset\_201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ken\_statistical\_2011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ll\_empirical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experimental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improved\_2015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ishkova\_annotated\_nodate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automatic\_2010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e\_automatic\_2007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breaking\_2015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t\_can\_2011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oval\_comparing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raaij\_comparing\_199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delman\_compound\_200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o\_cross-lingual\_2017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, GR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haitan\_data-driven\_2009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ang\_detecting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nrich\_determining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igouts\_terryn\_dutch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ziotis\_ekphrasis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oehn\_empirical\_200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agfeld\_evaluating\_2017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rbe\_fast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rvalho\_source\_2015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wlett\_fully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gisaki\_german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scartin\_german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fonseca\_german\_200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\_helpful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NN, LSTM, CR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ritzinger\_how\_2010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ohnson\_improving\_2009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hen\_incremental\_2016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ul\_integration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ul\_language\_2009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cherey\_language-independent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wakami\_learning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SNL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\_letter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razza\_linsen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nslen\_mining\_2009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chacek\_morphological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2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reau\_multilingual\_2019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nnrich\_neural\_2015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ang\_neural\_2017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jenks\_python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/>
          <table:table-cell office:value-type="string" calcext:value-type="string">
            <text:p>\\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uter\_segmenting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P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rinivasan\_segmenting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ster\_selective\_200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u\_sembler\_2012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eller-di\_marco\_simple\_2017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ucka\_spiral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aiber\_splitting\_20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9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piro\_splitting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louet\_splitting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rkovtsev\_splitting\_2018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STM, C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povic\_statistical\_2006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vig\_statistical\_nodate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tidier\_201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ziering\_towards\_2016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uerrouj\_tris\_201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ao\_universal\_2018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, F, E, P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RN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zakov\_unsupervised\_200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oshani\_unsupervised\_2014-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mbouratzis\_using\_2009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n\_using\_2013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bay\_using\_2008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ang\_web\_201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wlett\_word\_2011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ahlberg\_word\_2012-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S, E, 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W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wczarzak\_wordsyoudontknow\_201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Articles.A1:Articles.H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6:59:38.0668079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7T17:04:38.491561391</dc:date>
    <meta:editing-duration>PT2H46M30S</meta:editing-duration>
    <meta:editing-cycles>79</meta:editing-cycles>
    <meta:document-statistic meta:table-count="4" meta:cell-count="6056" meta:object-count="0"/>
  </office:meta>
</office:document-meta>
</file>